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officeooo:rsid="000e8e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span text:style-name="T1">hief Technical </text:span>O<text:span text:style-name="T1">fficer</text:span> - <text:span text:style-name="T1">I</text:span>nnovator</text:p>
      <text:p text:style-name="Standard">The role of <text:span text:style-name="T1">the </text:span>CTO isn't only about coding and development.</text:p>
      <text:p text:style-name="Standard"/>
      <text:p text:style-name="Standard">A startup CTO is a CEOs right hand and helps them fine-tune strategy, tactics, and business goals to push the company forward. In the first stages of the startup, the CTO will be hands-on in the IT/development side of the company, helping to invent the product before the company progresses out of its early-stages.</text:p>
      <text:p text:style-name="Standard"/>
      <text:p text:style-name="Standard">Let's address the elephant in the room. Wouldn't a CTO just be in charge of tech at a startup?</text:p>
      <text:p text:style-name="Standard"/>
      <text:p text:style-name="Standard">Well, yes and no. While a CTO needs to lead the startup's engineering team, it's also their job to also focus on what the customer wants from the end product, and use that to increase the company's revenue.</text:p>
      <text:p text:style-name="Standard"/>
      <text:p text:style-name="Standard">In the early stages of a startup, a CTO must be willing to pull up their sleeves and do some heavy lifting to get a product or service off the ground. This means juggling different roles and being a master of all things when it comes to tech, including coding.</text:p>
      <text:p text:style-name="Standard"/>
      <text:p text:style-name="Standard">Sergey Bushtruk has been the CTO of two startups and says the role needs a person who can solve anything quicker than anyone else.</text:p>
      <text:p text:style-name="Standard"/>
      <text:p text:style-name="Standard">"Coding is not the main function of a CTO, but he must know how to do that," he says.</text:p>
      <text:p text:style-name="Standard"/>
      <text:p text:style-name="Standard">"For example, if the deadline is on fire, a CTO can work side by side with his team and code or run tests if they require his help."</text:p>
      <text:p text:style-name="Standard"/>
      <text:p text:style-name="Standard">Ultimately, it's a CTOs tech skills that set them apart. If you're looking at hiring a CTO who has stronger soft skills than their tech skills, they may be better suited to a project manager role.</text:p>
      <text:p text:style-name="Standard"/>
      <text:p text:style-name="Standard">Core responsibilities of a startup CTO:</text:p>
      <text:p text:style-name="Standard">In the early stages, coding and developing the company's product</text:p>
      <text:p text:style-name="Standard">Developing and fine-tuning the startup's strategy for using tech resources</text:p>
      <text:p text:style-name="Standard">Making sure the tech team is hitting deadlines, and using their time productively and efficiently</text:p>
      <text:p text:style-name="Standard">Focusing on ways the backend team can increase product revenue </text:p>
      <text:p text:style-name="Standard">Developing and implementing product infrastru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3:22:01.930611763</meta:creation-date>
    <dc:date>2021-02-14T13:24:24.753827163</dc:date>
    <meta:editing-duration>PT2M29S</meta:editing-duration>
    <meta:editing-cycles>1</meta:editing-cycles>
    <meta:document-statistic meta:table-count="0" meta:image-count="0" meta:object-count="0" meta:page-count="1" meta:paragraph-count="16" meta:word-count="340" meta:character-count="1900" meta:non-whitespace-character-count="1575"/>
    <meta:generator>LibreOffice/6.4.6.2$Linux_X86_64 LibreOffice_project/40$Build-2</meta:generator>
  </office:meta>
</office:document-meta>
</file>